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fo:language="cs" fo:country="CZ"/>
    </style:style>
    <style:style style:name="P2" style:family="paragraph" style:parent-style-name="Standard" style:list-style-name="L1">
      <style:text-properties fo:language="cs" fo:country="CZ" fo:font-weight="normal" officeooo:rsid="0011b555" officeooo:paragraph-rsid="001d1ca9" style:font-weight-asian="normal" style:font-weight-complex="normal"/>
    </style:style>
    <style:style style:name="P3" style:family="paragraph" style:parent-style-name="Standard" style:list-style-name="L1">
      <style:text-properties fo:language="cs" fo:country="CZ" fo:font-weight="normal" officeooo:rsid="00214824" officeooo:paragraph-rsid="00214824" style:font-weight-asian="normal" style:font-weight-complex="normal"/>
    </style:style>
    <style:style style:name="P4" style:family="paragraph" style:parent-style-name="Standard" style:list-style-name="L2">
      <style:text-properties fo:language="cs" fo:country="CZ" fo:font-weight="normal" officeooo:rsid="00214824" officeooo:paragraph-rsid="00214824" style:font-weight-asian="normal" style:font-weight-complex="normal"/>
    </style:style>
    <style:style style:name="P5" style:family="paragraph" style:parent-style-name="Standard" style:list-style-name="L3">
      <style:text-properties fo:language="cs" fo:country="CZ" fo:font-weight="normal" officeooo:rsid="00214824" officeooo:paragraph-rsid="00214824" style:font-weight-asian="normal" style:font-weight-complex="normal"/>
    </style:style>
    <style:style style:name="P6" style:family="paragraph" style:parent-style-name="Standard" style:list-style-name="L1">
      <style:text-properties fo:language="cs" fo:country="CZ" fo:font-style="italic" fo:font-weight="normal" officeooo:rsid="0011b555" officeooo:paragraph-rsid="001d1ca9" style:font-style-asian="italic" style:font-weight-asian="normal" style:font-style-complex="italic" style:font-weight-complex="normal"/>
    </style:style>
    <style:style style:name="P7" style:family="paragraph" style:parent-style-name="Standard" style:list-style-name="L4">
      <style:text-properties fo:language="cs" fo:country="CZ" fo:font-style="normal" fo:font-weight="normal" officeooo:rsid="0020c1d9" officeooo:paragraph-rsid="0020c1d9" style:font-style-asian="normal" style:font-weight-asian="normal" style:font-style-complex="normal" style:font-weight-complex="normal"/>
    </style:style>
    <style:style style:name="P8" style:family="paragraph" style:parent-style-name="Standard" style:list-style-name="L4">
      <style:text-properties fo:language="cs" fo:country="CZ" fo:font-style="normal" fo:font-weight="normal" officeooo:rsid="00214824" officeooo:paragraph-rsid="00214824" style:font-style-asian="normal" style:font-weight-asian="normal" style:font-style-complex="normal" style:font-weight-complex="normal"/>
    </style:style>
    <style:style style:name="P9" style:family="paragraph" style:parent-style-name="Standard" style:list-style-name="L4">
      <style:text-properties fo:language="cs" fo:country="CZ" fo:font-style="normal" fo:font-weight="normal" officeooo:rsid="00214824" officeooo:paragraph-rsid="00233dc6" style:font-style-asian="normal" style:font-weight-asian="normal" style:font-style-complex="normal" style:font-weight-complex="normal"/>
    </style:style>
    <style:style style:name="P10" style:family="paragraph" style:parent-style-name="Standard" style:list-style-name="L4">
      <style:text-properties fo:language="cs" fo:country="CZ" fo:font-style="normal" fo:font-weight="normal" officeooo:rsid="00233dc6" officeooo:paragraph-rsid="00233dc6" style:font-style-asian="normal" style:font-weight-asian="normal" style:font-style-complex="normal" style:font-weight-complex="normal"/>
    </style:style>
    <style:style style:name="P11" style:family="paragraph" style:parent-style-name="Standard" style:list-style-name="WW8Num4">
      <style:paragraph-properties fo:margin-left="2.498cm" fo:margin-right="0cm" fo:text-indent="-0.635cm" style:auto-text-indent="false"/>
      <style:text-properties fo:language="cs" fo:country="CZ" fo:font-weight="normal" officeooo:rsid="000e931f" officeooo:paragraph-rsid="001d1ca9" style:font-weight-asian="normal" style:font-weight-complex="normal"/>
    </style:style>
    <style:style style:name="P12" style:family="paragraph" style:parent-style-name="Title">
      <style:text-properties fo:language="cs" fo:country="CZ" officeooo:rsid="00083778" officeooo:paragraph-rsid="0008377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f5d71"/>
    </style:style>
    <style:style style:name="T4" style:family="text">
      <style:text-properties style:font-weight-complex="bold"/>
    </style:style>
    <style:style style:name="T5" style:family="text">
      <style:text-properties officeooo:rsid="000e931f" style:font-weight-complex="bold"/>
    </style:style>
    <style:style style:name="T6" style:family="text">
      <style:text-properties officeooo:rsid="001f7e1f"/>
    </style:style>
    <style:style style:name="T7" style:family="text">
      <style:text-properties officeooo:rsid="0020c1d9"/>
    </style:style>
    <style:style style:name="T8" style:family="text">
      <style:text-properties fo:language="cs" fo:country="CZ" fo:font-weight="normal" officeooo:rsid="0020c1d9" style:font-weight-asian="normal" style:font-weight-complex="normal"/>
    </style:style>
    <style:style style:name="T9" style:family="text">
      <style:text-properties officeooo:rsid="00214824"/>
    </style:style>
    <style:style style:name="T10" style:family="text">
      <style:text-properties officeooo:rsid="00233d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9">Guillame Apollinaire</text:span> – <text:span text:style-name="T9">Pásmo</text:span></text:p>
      <text:h text:style-name="P1" text:outline-level="2"><text:span text:style-name="T5">Z</text:span><text:span text:style-name="T4">ařaďte dílo k literárnímu druhu a žánru:</text:span></text:h>
      <text:list xml:id="list5733825371051326570" text:style-name="WW8Num4">
        <text:list-item>
          <text:p text:style-name="P11"><text:span text:style-name="T1">Druh:</text:span> <text:span text:style-name="T9">lyrika</text:span></text:p>
        </text:list-item>
        <text:list-item>
          <text:p text:style-name="P11"><text:span text:style-name="T1">Žánr:</text:span> <text:span text:style-name="T9">pásmo</text:span></text:p>
        </text:list-item>
      </text:list>
      <text:h text:style-name="P1" text:outline-level="2"><text:span text:style-name="T3">C</text:span>harakterizujte vrstvu tematickou, vyjádřete se k postavám</text:h>
      <text:list xml:id="list45556410854795835" text:style-name="L1">
        <text:list-item>
          <text:p text:style-name="P2"><text:span text:style-name="T1">Téma:</text:span> <text:span text:style-name="T9">průchod životem, vnímání změn (vedlejší: cestování, křesťanství, vynálezy, láska)</text:span></text:p>
        </text:list-item>
        <text:list-item>
          <text:p text:style-name="P6">Časoprostor:</text:p>
          <text:list>
            <text:list-item>
              <text:p text:style-name="P3"><text:span text:style-name="T2">různá místa v Evropě</text:span></text:p>
            </text:list-item>
          </text:list>
        </text:list-item>
      </text:list>
      <text:h text:style-name="P1" text:outline-level="2"><text:span text:style-name="T3">C</text:span>harakterizujte vrstvu kompoziční:</text:h>
      <text:list xml:id="list3391024793773303715" text:style-name="L2">
        <text:list-item>
          <text:p text:style-name="P4">členěno na verše</text:p>
        </text:list-item>
        <text:list-item>
          <text:p text:style-name="P4">chybí interpunkce</text:p>
        </text:list-item>
        <text:list-item>
          <text:p text:style-name="P4">na začátku verše velké písmeno</text:p>
        </text:list-item>
      </text:list>
      <text:h text:style-name="P1" text:outline-level="2"><text:span text:style-name="T6">C</text:span>harakterizujte vrstvu jazykovou:</text:h>
      <text:list xml:id="list7280553827230967729" text:style-name="L3">
        <text:list-item>
          <text:p text:style-name="P5">Překlad z francouštiny (Karel Čapek)</text:p>
        </text:list-item>
        <text:list-item>
          <text:p text:style-name="P5">hojné užití metafor, personifikace… </text:p>
        </text:list-item>
        <text:list-item>
          <text:p text:style-name="P5">střídání první a druhé osoby</text:p>
        </text:list-item>
        <text:list-item>
          <text:p text:style-name="P5">místy se objevují rýmy, místy volný verš</text:p>
        </text:list-item>
      </text:list>
      <text:h text:style-name="P1" text:outline-level="2"><text:span text:style-name="T6">Z</text:span>ařaďte dílo do kontextu autorovy tvorby:</text:h>
      <text:list xml:id="list2321671860006046211" text:style-name="L4">
        <text:list-item>
          <text:p text:style-name="P8">úvodní báseň sbírky <text:span text:style-name="T1">Alkoholy</text:span></text:p>
        </text:list-item>
        <text:list-item>
          <text:p text:style-name="P8">d<text:span text:style-name="T10">alší</text:span> sbírka <text:span text:style-name="T1">Kaligramy</text:span></text:p>
        </text:list-item>
      </text:list>
      <text:h text:style-name="Heading_20_2" text:outline-level="2"><text:span text:style-name="T6">Z</text:span>ařaďte dílo do kontextu <text:span text:style-name="T10">světové literatury</text:span>:</text:h>
      <text:list xml:id="list104059617550336" text:continue-numbering="true" text:style-name="L4">
        <text:list-item>
          <text:p text:style-name="P10">Francie</text:p>
        </text:list-item>
        <text:list-item>
          <text:p text:style-name="P9">přelom 19./20. století</text:p>
        </text:list-item>
        <text:list-item>
          <text:p text:style-name="P9">kubismus, futurismus</text:p>
        </text:list-item>
        <text:list-item>
          <text:p text:style-name="P10">vytvořil pásmo jako nový literární žánr, který se potom pokoušeli psát i další autoř, např. Vítězslav Nezval</text:p>
        </text:list-item>
        <text:list-item>
          <text:p text:style-name="P10">dílo ovlivnilo např.</text:p>
          <text:list>
            <text:list-item>
              <text:p text:style-name="P10">J. Wolker – <text:span text:style-name="T1">Svatý kopeček</text:span></text:p>
            </text:list-item>
            <text:list-item>
              <text:p text:style-name="P10">V. Nezval – <text:span text:style-name="T1">Edis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296cm" fo:text-indent="-0.635cm" fo:margin-left="0.296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66cm" fo:text-indent="-0.635cm" fo:margin-left="1.566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.836cm" fo:text-indent="-0.635cm" fo:margin-left="2.836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4.106cm" fo:text-indent="-0.635cm" fo:margin-left="4.106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5.376cm" fo:text-indent="-0.635cm" fo:margin-left="5.376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6.646cm" fo:text-indent="-0.635cm" fo:margin-left="6.64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7.916cm" fo:text-indent="-0.635cm" fo:margin-left="7.9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9.186cm" fo:text-indent="-0.635cm" fo:margin-left="9.1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20:53:11.788948761</meta:creation-date>
    <meta:editing-duration>PT26M47S</meta:editing-duration>
    <meta:editing-cycles>4</meta:editing-cycles>
    <meta:generator>LibreOffice/5.0.5.2$Linux_X86_64 LibreOffice_project/00m0$Build-2</meta:generator>
    <dc:date>2016-04-28T10:40:58.840338670</dc:date>
    <meta:document-statistic meta:table-count="0" meta:image-count="0" meta:object-count="0" meta:page-count="1" meta:paragraph-count="28" meta:word-count="146" meta:character-count="915" meta:non-whitespace-character-count="814"/>
  </office:meta>
</office:document-meta>
</file>